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38.9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13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Source Link</text:p>
          </table:table-cell>
          <table:table-cell table:style-name="ce4" table:number-columns-repeated="24"/>
          <table:table-cell table:number-columns-repeated="997"/>
        </table:table-row>
        <table:table-row table:style-name="ro1">
          <table:table-cell table:style-name="ce2" office:value-type="string" calcext:value-type="string">
            <text:p>Structure</text:p>
          </table:table-cell>
          <table:table-cell table:style-name="ce4" table:number-columns-repeated="26"/>
          <table:table-cell table:number-columns-repeated="997"/>
        </table:table-row>
        <table:table-row table:style-name="ro1">
          <table:table-cell table:style-name="ce3" office:value-type="string" calcext:value-type="string">
            <text:p>Aluminum Extrusion 30mm x 30mm with 8mm T-Slot Cut to Length 600mm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<text:a xlink:href="https://a.co/d/hFK5Cv9" xlink:type="simple">https://a.co/d/hFK5Cv9</text:a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raight Connector Joint with M6 Screws for 8mm T Slot (4 pcs)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a.co/d/0ECLUNQ" xlink:type="simple">https://a.co/d/0ECLUNQ</text:a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Mounting Hardwar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3030 Series 50-Pack M5 T-Nuts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a.co/d/2LNsleN" xlink:type="simple">https://a.co/d/2LNsleN</text:a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5 Hex Socket Cap Machine Screws Assortment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a.co/d/iCjtODC" xlink:type="simple">https://a.co/d/iCjtODC</text:a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5 Flat Head Socket Cap Screws Assortment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a.co/d/0aGesk0" xlink:type="simple">https://a.co/d/0aGesk0</text:a>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Picatinny Accessory Rail Set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a.co/d/frnKe9S" xlink:type="simple">https://a.co/d/frnKe9S</text:a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Electronics</text:p>
          </table:table-cell>
          <table:table-cell table:style-name="ce4" table:number-columns-repeated="26"/>
          <table:table-cell table:number-columns-repeated="997"/>
        </table:table-row>
        <table:table-row table:style-name="ro1">
          <table:table-cell table:style-name="ce3" office:value-type="string" calcext:value-type="string">
            <text:p>SparkFun GPS-RTK-SMA Breakout - ZED-F9P (Qwiic)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<text:a xlink:href="https://www.sparkfun.com/products/16481" xlink:type="simple">https://www.sparkfun.com/products/16481</text:a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parkFun Thing Plus - ESP32-S2 WROOM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www.sparkfun.com/products/17743" xlink:type="simple">https://www.sparkfun.com/products/17743</text:a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parkFun Micro OLED Breakout (Qwiic)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www.sparkfun.com/products/22495" xlink:type="simple">https://www.sparkfun.com/products/22495</text:a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Qwiic Boost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www.sparkfun.com/products/17238" xlink:type="simple">https://www.sparkfun.com/products/17238</text:a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IDAR-Lite v3HP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www.sparkfun.com/products/14599" xlink:type="simple">https://www.sparkfun.com/products/14599</text:a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parkFun Qwiic Cable Kit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www.sparkfun.com/products/15081" xlink:type="simple">https://www.sparkfun.com/products/15081</text:a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erry MX Switch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www.sparkfun.com/products/13834" xlink:type="simple">https://www.sparkfun.com/products/13834</text:a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erry MX Keycap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www.sparkfun.com/products/15305" xlink:type="simple">https://www.sparkfun.com/products/15305</text:a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NSS L1/L2 Multi-Band Magnetic Mount Antenna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<text:a xlink:href="https://www.sparkfun.com/products/15192" xlink:type="simple">https://www.sparkfun.com/products/15192</text:a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PS Antenna Ground Plate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<text:a xlink:href="https://www.sparkfun.com/products/17519" xlink:type="simple">https://www.sparkfun.com/products/17519</text:a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Misc</text:p>
          </table:table-cell>
          <table:table-cell table:style-name="ce4" table:number-columns-repeated="26"/>
          <table:table-cell table:number-columns-repeated="997"/>
        </table:table-row>
        <table:table-row table:style-name="ro1">
          <table:table-cell table:style-name="ce3" office:value-type="string" calcext:value-type="string">
            <text:p>Red Dot Sight with 1 inch Riser Mount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a.co/d/gIp6rdF" xlink:type="simple">https://a.co/d/gIp6rdF</text:a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3D Printed Components</text:p>
          </table:table-cell>
          <table:table-cell table:style-name="ce4" table:number-columns-repeated="26"/>
          <table:table-cell table:number-columns-repeated="997"/>
        </table:table-row>
        <table:table-row table:style-name="ro1">
          <table:table-cell table:style-name="ce3" office:value-type="string" calcext:value-type="string">
            <text:p>Forward Antenna Pod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github.com/sparkfunX/DGNSS_Ranger/blob/main/Mechanical/STL/Forward%20Pod.stl" xlink:type="simple">https://github.com/sparkfunX/DGNSS_Ranger/blob/main/Mechanical/STL/Forward%20Pod.stl</text:a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ar Antenna Pod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github.com/sparkfunX/DGNSS_Ranger/blob/main/Mechanical/STL/Rear%20Pod.stl" xlink:type="simple">https://github.com/sparkfunX/DGNSS_Ranger/blob/main/Mechanical/STL/Rear%20Pod.stl</text:a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tenna Pod Lid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<text:a xlink:href="https://github.com/sparkfunX/DGNSS_Ranger/blob/main/Mechanical/STL/Pod%20Lid.stl" xlink:type="simple">https://github.com/sparkfunX/DGNSS_Ranger/blob/main/Mechanical/STL/Pod%20Lid.stl</text:a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tenna Cable Spool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<text:a xlink:href="https://github.com/sparkfunX/DGNSS_Ranger/blob/main/Mechanical/STL/Cable%20Spool.stl" xlink:type="simple">https://github.com/sparkfunX/DGNSS_Ranger/blob/main/Mechanical/STL/Cable%20Spool.stl</text:a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ip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github.com/sparkfunX/DGNSS_Ranger/blob/main/Mechanical/STL/Grip.stl" xlink:type="simple">https://github.com/sparkfunX/DGNSS_Ranger/blob/main/Mechanical/STL/Grip.stl</text:a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Qwiic Boost Mounting Plat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github.com/sparkfunX/DGNSS_Ranger/blob/main/Mechanical/STL/Qwiic%20Boost%20Mount.stl" xlink:type="simple">https://github.com/sparkfunX/DGNSS_Ranger/blob/main/Mechanical/STL/Qwiic%20Boost%20Mount.stl</text:a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al ZED-F9P Mounting Plat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github.com/sparkfunX/DGNSS_Ranger/blob/main/Mechanical/STL/F9P%20Mount.stl" xlink:type="simple">https://github.com/sparkfunX/DGNSS_Ranger/blob/main/Mechanical/STL/F9P%20Mount.stl</text:a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LED+ThingPlus Mounting Plat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github.com/sparkfunX/DGNSS_Ranger/blob/main/Mechanical/STL/OLED%20Mount.stl" xlink:type="simple">https://github.com/sparkfunX/DGNSS_Ranger/blob/main/Mechanical/STL/OLED%20Mount.stl</text:a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rigger Button Assembly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github.com/sparkfunX/DGNSS_Ranger/blob/main/Mechanical/STL/Trigger%20Mount.stl" xlink:type="simple">https://github.com/sparkfunX/DGNSS_Ranger/blob/main/Mechanical/STL/Trigger%20Mount.stl</text:a></text:p>
          </table:table-cell>
          <table:table-cell table:number-columns-repeated="1021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6" meta:object-count="0"/>
    <meta:generator>LibreOfficeDev/6.0.5.2$Linux_X86_64 LibreOffice_project/</meta:generator>
  </office:meta>
</office:document-meta>
</file>